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8mm"/>
    </style:style>
    <style:style style:name="co3" style:family="table-column">
      <style:table-column-properties fo:break-before="auto" style:column-width="35.44mm"/>
    </style:style>
    <style:style style:name="co4" style:family="table-column">
      <style:table-column-properties fo:break-before="auto" style:column-width="143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3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4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6" style:family="table-cell" style:parent-style-name="Default">
      <style:table-cell-properties fo:background-color="#e6e64c"/>
    </style:style>
    <style:style style:name="ce7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8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9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10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11" style:family="table-cell" style:parent-style-name="Default">
      <style:table-cell-properties fo:background-color="#00ffff" fo:border="3pt solid #0099ff"/>
    </style:style>
    <style:style style:name="ce12" style:family="table-cell" style:parent-style-name="Default">
      <style:table-cell-properties fo:background-color="#00ffff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1"/>
        </table:shapes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 table:number-rows-repeated="3">
          <table:table-cell table:style-name="ce2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Push button, New Book created AnimationControllerData.ods file. It’s CSV sheets combined.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左のボタンを押すと、AnimationControllerData.ods ファイルを作成します。下記の必要なファイルを揃えてください。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>
          <table:table-cell table:style-name="ce3"/>
          <table:table-cell table:style-name="ce7" table:number-columns-repeated="3"/>
          <table:table-cell table:style-name="ce10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2">
          <table:table-cell table:style-name="ce4" office:value-type="string" calcext:value-type="string">
            <text:p>Required File (必要なファイル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re is exported files used by StellaQL</text:p>
          </table:table-cell>
          <table:table-cell table:number-columns-repeated="4"/>
          <table:table-cell office:value-type="string" calcext:value-type="string">
            <text:p>Folder Path (フォルダーパス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llaQLを使ってエクスポートしておいてください。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信頼のおけるフォルダー</text:p>
          </table:table-cell>
          <table:table-cell/>
          <table:table-cell table:style-name="ce11" office:value-type="string" calcext:value-type="string">
            <text:p>C:\Users\Takahashi\Documents\muzudho\Unity\KifuwarabeFighter2\KifuwarabeFighter2\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ile Name (ファイル名)</text:p>
          </table:table-cell>
          <table:table-cell table:number-columns-repeated="3"/>
          <table:table-cell office:value-type="string" calcext:value-type="string">
            <text:p>Sheet Name (シート名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parameters.csv</text:p>
          </table:table-cell>
          <table:table-cell table:number-columns-repeated="3"/>
          <table:table-cell table:style-name="ce12" office:value-type="string" calcext:value-type="string">
            <text:p>parameter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parameters_def.csv</text:p>
          </table:table-cell>
          <table:table-cell table:number-columns-repeated="3"/>
          <table:table-cell table:style-name="ce12" office:value-type="string" calcext:value-type="string">
            <text:p>parameters_def</text:p>
          </table:table-cell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layers.csv</text:p>
          </table:table-cell>
          <table:table-cell table:number-columns-repeated="3"/>
          <table:table-cell table:style-name="ce12" office:value-type="string" calcext:value-type="string">
            <text:p>layer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layers_def.csv</text:p>
          </table:table-cell>
          <table:table-cell table:number-columns-repeated="3"/>
          <table:table-cell table:style-name="ce12" office:value-type="string" calcext:value-type="string">
            <text:p>layers_def</text:p>
          </table:table-cell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stateMachines.csv</text:p>
          </table:table-cell>
          <table:table-cell table:number-columns-repeated="3"/>
          <table:table-cell table:style-name="ce12" office:value-type="string" calcext:value-type="string">
            <text:p>stateMachine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stateMachines_def.csv</text:p>
          </table:table-cell>
          <table:table-cell table:number-columns-repeated="3"/>
          <table:table-cell table:style-name="ce12" office:value-type="string" calcext:value-type="string">
            <text:p>stateMachines_def</text:p>
          </table:table-cell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states.csv</text:p>
          </table:table-cell>
          <table:table-cell table:number-columns-repeated="3"/>
          <table:table-cell table:style-name="ce12" office:value-type="string" calcext:value-type="string">
            <text:p>state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states_def.csv</text:p>
          </table:table-cell>
          <table:table-cell table:number-columns-repeated="3"/>
          <table:table-cell table:style-name="ce12" office:value-type="string" calcext:value-type="string">
            <text:p>states_def</text:p>
          </table:table-cell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transitions.csv</text:p>
          </table:table-cell>
          <table:table-cell table:number-columns-repeated="3"/>
          <table:table-cell table:style-name="ce12" office:value-type="string" calcext:value-type="string">
            <text:p>transition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transitions_def.csv</text:p>
          </table:table-cell>
          <table:table-cell table:number-columns-repeated="3"/>
          <table:table-cell table:style-name="ce12" office:value-type="string" calcext:value-type="string">
            <text:p>transitions_def</text:p>
          </table:table-cell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conditions.csv</text:p>
          </table:table-cell>
          <table:table-cell table:number-columns-repeated="3"/>
          <table:table-cell table:style-name="ce12" office:value-type="string" calcext:value-type="string">
            <text:p>condition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conditions_def.csv</text:p>
          </table:table-cell>
          <table:table-cell table:number-columns-repeated="3"/>
          <table:table-cell table:style-name="ce12" office:value-type="string" calcext:value-type="string">
            <text:p>conditions_def</text:p>
          </table:table-cell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positions.csv</text:p>
          </table:table-cell>
          <table:table-cell table:number-columns-repeated="3"/>
          <table:table-cell table:style-name="ce12" office:value-type="string" calcext:value-type="string">
            <text:p>position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positions_def.csv</text:p>
          </table:table-cell>
          <table:table-cell table:number-columns-repeated="3"/>
          <table:table-cell table:style-name="ce12" office:value-type="string" calcext:value-type="string">
            <text:p>positions_def</text:p>
          </table:table-cell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5" table:number-columns-repeated="3"/>
          <table:table-cell table:style-name="ce8"/>
          <table:table-cell/>
        </table:table-row>
        <table:table-row table:style-name="ro1" table:number-rows-repeated="3">
          <table:table-cell table:style-name="ce2"/>
          <table:table-cell table:style-name="ce6" table:number-columns-repeated="3"/>
          <table:table-cell table:style-name="ce9"/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Push button, New Book created AnimationControllerView.ods file. It’s View for human operator.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左のボタンを押すと、AnimationControllerView.ods ファイルを作成します。下記の必要なファイルを作っておいてください。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/>
        </table:table-row>
        <table:table-row table:style-name="ro1">
          <table:table-cell table:style-name="ce3"/>
          <table:table-cell table:style-name="ce7" table:number-columns-repeated="3"/>
          <table:table-cell table:style-name="ce10"/>
          <table:table-cell/>
        </table:table-row>
        <table:table-row table:style-name="ro2">
          <table:table-cell table:style-name="ce4" office:value-type="string" calcext:value-type="string">
            <text:p>Required File And Sheets (必要なファイルとシート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d by CsvImport Button on CsvImport She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vImport シートのボタンを使って作成しておいてください。</text:p>
          </table:table-cell>
          <table:table-cell table:number-columns-repeated="4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1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1" office:value-type="string" calcext:value-type="string">
            <text:p>AnimationControllerData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2" office:value-type="string" calcext:value-type="string">
            <text:p>AnimationControllerView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2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2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2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2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2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2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2" office:value-type="string" calcext:value-type="string">
            <text:p>positions</text:p>
          </table:table-cell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3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5" table:number-columns-repeated="3"/>
          <table:table-cell table:style-name="ce8"/>
          <table:table-cell/>
        </table:table-row>
        <table:table-row table:style-name="ro1" table:number-rows-repeated="3">
          <table:table-cell table:style-name="ce2"/>
          <table:table-cell table:style-name="ce6" table:number-columns-repeated="3"/>
          <table:table-cell table:style-name="ce9"/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Push button, New Book created AnimationControllerUpdateRequest.ods And csv. It’s CSV for unity data update request.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左のボタンを押すと、AnimationControllerUpdateRequest.ods ファイルとCSVファイルを作成します。下記の必要なファイルを作っておいてください。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/>
        </table:table-row>
        <table:table-row table:style-name="ro1">
          <table:table-cell table:style-name="ce3"/>
          <table:table-cell table:style-name="ce7" table:number-columns-repeated="3"/>
          <table:table-cell table:style-name="ce10"/>
          <table:table-cell/>
        </table:table-row>
        <table:table-row table:style-name="ro2">
          <table:table-cell/>
          <table:table-cell table:style-name="ce4" office:value-type="string" calcext:value-type="string">
            <text:p>Required File And Sheets (必要なファイルとシート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ed by CreateView Button on CreateView Sheet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View シートのボタンを使って作成しておいてください。</text:p>
          </table:table-cell>
          <table:table-cell table:number-columns-repeated="3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1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1" office:value-type="string" calcext:value-type="string">
            <text:p>AnimationControllerView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2" office:value-type="string" calcext:value-type="string">
            <text:p>AnimationControllerUpdateRequest.ods</text:p>
          </table:table-cell>
        </table:table-row>
        <table:table-row table:style-name="ro1">
          <table:table-cell/>
          <table:table-cell office:value-type="string" calcext:value-type="string">
            <text:p>OutputCsvFile</text:p>
          </table:table-cell>
          <table:table-cell/>
          <table:table-cell office:value-type="string" calcext:value-type="string">
            <text:p>出力先2</text:p>
          </table:table-cell>
          <table:table-cell/>
          <table:table-cell table:style-name="ce12" office:value-type="string" calcext:value-type="string">
            <text:p>UpdateRequest.cs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2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2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2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2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2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2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2" office:value-type="string" calcext:value-type="string">
            <text:p>po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pdateRequest</text:p>
          </table:table-cell>
          <table:table-cell/>
          <table:table-cell office:value-type="string" calcext:value-type="string">
            <text:p>更新要求</text:p>
          </table:table-cell>
          <table:table-cell/>
          <table:table-cell table:style-name="ce12" office:value-type="string" calcext:value-type="string">
            <text:p>updateRequ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00/00/00</text:date>, <text:time style:data-style-name="N2" text:time-value="04:12:57.00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4T04:16:49.556000000</dc:date>
    <meta:editing-duration>P1DT8H12M11S</meta:editing-duration>
    <meta:editing-cycles>1117</meta:editing-cycles>
    <meta:generator>LibreOffice/5.2.5.1$Windows_x86 LibreOffice_project/0312e1a284a7d50ca85a365c316c7abbf20a4d22</meta:generator>
    <meta:document-statistic meta:table-count="3" meta:cell-count="133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'msgbox "Hello World!!"

Dim oSheet as Object ' シート
Dim oSheets As Object ' シートのリスト
Dim sheetName As String ' シートの名前
Dim oDoc As Object ' 新しいブック
Dim Dummy() ' 使わない引数に
Dim folder As String ' 信頼のおけるディレクトリ
Dim fileNames (14) As String
Dim sheetNames (14) As String
Dim newFileName As String

' アクティブ・シートを取得
oSheet = ThisComponent.GetCurrentController.ActiveSheet

' ( column, row ) is 0 start.
folder = oSheet.getCellByPosition( 5, 12 ).String ' folder. end is "\"
fileNames(0) = folder &amp; oSheet.getCellByPosition( 5, 16 ).String ' parameters.csv
fileNames(1) = folder &amp; oSheet.getCellByPosition( 5, 17 ).String ' parameters_def.csv
fileNames(2) = folder &amp; oSheet.getCellByPosition( 5, 18 ).String ' layers
fileNames(3) = folder &amp; oSheet.getCellByPosition( 5, 19 ).String ' layers_def
fileNames(4) = folder &amp; oSheet.getCellByPosition( 5, 20 ).String ' stateMachines
fileNames(5) = folder &amp; oSheet.getCellByPosition( 5, 21 ).String ' stateMachines_def
fileNames(6) = folder &amp; oSheet.getCellByPosition( 5, 22 ).String ' states
fileNames(7) = folder &amp; oSheet.getCellByPosition( 5, 23 ).String ' states_def
fileNames(8) = folder &amp; oSheet.getCellByPosition( 5, 24 ).String ' transitions
fileNames(9) = folder &amp; oSheet.getCellByPosition( 5, 25 ).String ' transitions_def
fileNames(10) = folder &amp; oSheet.getCellByPosition( 5, 26 ).String ' conditions
fileNames(11) = folder &amp; oSheet.getCellByPosition( 5, 27 ).String ' conditions_def
fileNames(12) = folder &amp; oSheet.getCellByPosition( 5, 28 ).String ' positions
fileNames(13) = folder &amp; oSheet.getCellByPosition( 5, 29 ).String ' positions_def

sheetNames(0) = oSheet.getCellByPosition( 9, 16 ).String ' parameters
sheetNames(1) = oSheet.getCellByPosition( 9, 17 ).String ' parameters_def
sheetNames(2) = oSheet.getCellByPosition( 9, 18 ).String ' layers
sheetNames(3) = oSheet.getCellByPosition( 9, 19 ).String ' layers_def
sheetNames(4) = oSheet.getCellByPosition( 9, 20 ).String ' stateMachines
sheetNames(5) = oSheet.getCellByPosition( 9, 21 ).String ' stateMachines_def
sheetNames(6) = oSheet.getCellByPosition( 9, 22 ).String ' states
sheetNames(7) = oSheet.getCellByPosition( 9, 23 ).String ' states_def
sheetNames(8) = oSheet.getCellByPosition( 9, 24 ).String ' transitions
sheetNames(9) = oSheet.getCellByPosition( 9, 25 ).String ' transitions_def
sheetNames(10) = oSheet.getCellByPosition( 9, 26 ).String ' conditions
sheetNames(11) = oSheet.getCellByPosition( 9, 27 ).String ' conditions_def
sheetNames(12) = oSheet.getCellByPosition( 9, 28 ).String ' positions
sheetNames(13) = oSheet.getCellByPosition( 9, 29 ).String ' positions_def

newFileName = "AnimationControllerData.ods"

oDoc = StarDesktop.loadComponentFromURL("private:factory/scalc", "_blank", 0, Dummy()) ' ブックを新規作成
oSheets = oDoc.getSheets() ' シートのリストを取得

'--------------------------------------------------------------------------------
' 最初からあるシートを名前変更

oSheet=oDoc.Sheets(0)
oSheet.Name=sheetNames(0)

'作成したシートへの書込
ReadCsv(fileNames(0), oSheet) ' CSV読込

'--------------------------------------------------------------------------------
' ２つ目のシートを作成

sheetName = sheetNames(1)

' シートを追加
if oSheets.hasByName(sheetName) = false then
	oSheets.insertNewByName(sheetName,1)
end if
oSheet = oSheets.getByName(sheetName)

'作成したシートへの書込
ReadCsv(fileNames(1), oSheet) ' CSV読込

'--------------------------------------------------------------------------------
' ３つ目以降のシートを作成

Dim index As Integer

For index = 2 To 13

	sheetName = sheetNames(index)
	
	' シートを追加
	if oSheets.hasByName(sheetName) = false then
		oSheets.insertNewByName(sheetName,index)
	end if
	oSheet = oSheets.getByName(sheetName)
	
	'作成したシートへの書込
	ReadCsv(fileNames(index), oSheet) ' CSV読込

Next

'--------------------------------------------------------------------------------
'C:test.odsとして保存
oDoc.storeAsURL(ConvertToUrl( folder &amp; newFileName), Dummy())

'ファイルを閉じる
oDoc.dispose

End Sub

'--------------------------------------------------------------------------------
' CSV読取
Sub ReadCsv(filename As String, oSheet as Object)

Dim fileHandle As Integer ' ファイルハンドル番号

fileHandle = Freefile
Open filename For Input As fileHandle ' 外部ファイルの内容をシートに読込む

Dim row As Integer
Dim source As String
row = 0
Do While not eof(fileHandle)
	Line Input #fileHandle, source

	CsvLineParser( source, row, oSheet )
		
	row = row + 1
Loop

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' 0 設定、1 入力、 2 出力

Dim oSheet0 as Object ' 設定シート
Dim oSheet2 as Object ' 出力シート
Dim oSheet_2obj as Object ' 出力シート 中間ファイル
Dim oSheets As Object ' シートのリスト
Dim sheetName As String ' シートの名前
Dim sheetName_1def As String ' シートの名前
Dim sheetName2 As String ' シートの名前
Dim sheetName_2obj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7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def"
sheetNames(2) = oSheet0.getCellByPosition( 5, 16 ).String &amp; "_obj"
sheetNames(3) = oSheet0.getCellByPosition( 5, 18 ).String ' layers
sheetNames(4) = oSheet0.getCellByPosition( 5, 18 ).String &amp; "_def"
sheetNames(5) = oSheet0.getCellByPosition( 5, 18 ).String &amp; "_obj"
sheetNames(6) = oSheet0.getCellByPosition( 5, 20 ).String ' stateMachines
sheetNames(7) = oSheet0.getCellByPosition( 5, 20 ).String &amp; "_def"
sheetNames(8) = oSheet0.getCellByPosition( 5, 20 ).String &amp; "_obj"
sheetNames(9) = oSheet0.getCellByPosition( 5, 22 ).String ' states
sheetNames(10) = oSheet0.getCellByPosition( 5, 22 ).String &amp; "_def"
sheetNames(11) = oSheet0.getCellByPosition( 5, 22 ).String &amp; "_obj"
sheetNames(12) = oSheet0.getCellByPosition( 5, 24 ).String ' transitions
sheetNames(13) = oSheet0.getCellByPosition( 5, 24 ).String &amp; "_def"
sheetNames(14) = oSheet0.getCellByPosition( 5, 24 ).String &amp; "_obj"
sheetNames(15) = oSheet0.getCellByPosition( 5, 26 ).String ' conditions
sheetNames(16) = oSheet0.getCellByPosition( 5, 26 ).String &amp; "_def"
sheetNames(17) = oSheet0.getCellByPosition( 5, 26 ).String &amp; "_obj"
sheetNames(18) = oSheet0.getCellByPosition( 5, 28 ).String ' positions
sheetNames(19) = oSheet0.getCellByPosition( 5, 28 ).String &amp; "_def"
sheetNames(20) = oSheet0.getCellByPosition( 5, 28 ).String &amp; "_obj"

oDoc2 = StarDesktop.loadComponentFromURL("private:factory/scalc", "_blank", 0, Dummy()) ' ブックを新規作成
oSheets = oDoc2.getSheets() ' シートのリストを取得

'--------------------------------------------------------------------------------
' 最初からあるシートを名前変更

oSheet2=oDoc2.Sheets(0)
oSheet2.Name=sheetNames(0)

' 定義シートは作らない

' 中間シートは作る
sheetName_2obj = sheetNames(2)
if oSheets.hasByName(sheetName_2obj) = false then
	oSheets.insertNewByName(sheetName_2obj,2)
end if
oSheet_2obj = oSheets.getByName(sheetName_2obj)

'作成したシートへの書込
ReadOds(oDoc1, oDoc2, sheetNames(0), sheetNames(1), sheetNames(2), oSheet2, oSheet_2obj ) ' ODS読込み

'--------------------------------------------------------------------------------
' ３つ目以降のシートを作成

Dim index As Integer

For index = 3 To 18 Step 3

	sheetName = sheetNames(index)
	sheetName_1def = sheetNames(index+1)
	sheetName_2obj = sheetNames(index+2)
	
	' シートを追加
	if oSheets.hasByName(sheetName) = false then
		oSheets.insertNewByName(sheetName,index)
	end if
	oSheet2 = oSheets.getByName(sheetName)
	
	' 中間シートは作る
	if oSheets.hasByName(sheetName_2obj) = false then
		oSheets.insertNewByName(sheetName_2obj,index)
	end if
	oSheet_2obj = oSheets.getByName(sheetName_2obj)

	'作成したシートへの書込
	ReadOds(oDoc1, oDoc2, sheetName, sheetName_1def, sheetName_2obj, oSheet2, oSheet_2obj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_1def As String, sheetName_1obj As String, oSheet2 as Object, oSheet_2obj as Object )

	Dim oSheets1 As Object
	Dim oSheet1 As Object
	Dim oSheet_1def As Object
	Dim row1 As Integer
	Dim row_1def As Integer ' 列定義シートの何行目か
	Dim row_2obj As Integer ' 中間シートの何行目か
	Dim row2 As Integer
	Dim column1 As Integer
	Dim column_1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_1def = oSheets1.getByName(sheetName_1def)

	' 1行目の [EOL] を探す
	column1 = 0
    Do While "[EOL]"&lt;&gt;oSheet1.getCellByPosition( column1, 0 ).String
	    	column1 = column1 + 1
    Loop
    column_1len = column1 - 1 ' EOLはカウントしないので 1 引く

	' 中間シートのヘッダー行を作成
	oCell_temp = oSheet_2obj.getCellByPosition( nameColumn_def, 0 )
	oCell_temp.String = "#Name#"
	oCell_temp.CellBackColor = RGB(64, 64, 64) ' 背景 濃いグレー
	oCell_temp.CharColor = RGB(255, 255, 255) ' 文字色 白
	oCell_temp = oSheet_2obj.getCellByPosition( typeColumn_def, 0 )
	oCell_temp.String = "#Type#"
	oCell_temp.CellBackColor = RGB(64, 64, 64) ' 背景 濃いグレー
	oCell_temp.CharColor = RGB(255, 255, 255) ' 文字色 白
	oCell_temp = oSheet_2obj.getCellByPosition( keyColumn_def, 0 )
	oCell_temp.String = "#Key#"
	oCell_temp.CellBackColor = RGB(64, 64, 64) ' 背景 濃いグレー
	oCell_temp.CharColor = RGB(255, 255, 255) ' 文字色 白
	' 中間シートは、列定義シートに「#Key#」「#FullPath#」の２行を足し、キー・フィールド、表示用フィールド、入力フィールドを残したもの。
	' StellaQL が追加した列名には「#」で挟むものとする。

	' 中間シート（ ～_obj ）の作成
	oDoc2.getCurrentController().setActiveSheet( oSheet_2obj ) ' 中間シートをアクティブにする
	phase = 0
	row_1def = 1 ' [0]行目はヘッダーなので[1]行目から
	row_2obj = 1 '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_1def は +1 する。

		If phase = 0 Then
			' 定義シートを見て、 TemporaryNumbering フィールドを並べたい。
			If "TemporaryNumbering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
		ElseIf phase = 2 Then
			' 定義シートを見て、Identifiable フィールドを並べたい。
			If "Identifiable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	
		ElseIf phase = 4 Then
			' 定義シートを見て、Input フィールドを並べたい。
			If oSheet_1def.getCellByPosition( input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' 出力しないフィールド
				oSheet_2obj.getCellByPosition( nameColumn_obj, row_2obj ).String = oSheet_1def.getCellByPosition( nameColumn_def, row_1def ).String
				oSheet_2obj.getCellByPosition( typeColumn_obj, row_2obj ).String = ""
				oSheet_2obj.getCellByPosition( keyColumn_obj, row_2obj ).String = "#Skipped#"
		    	row_1def = row_1def + 1
		    	row_2obj = row_2obj + 1
			End If	
		End If
		
		If phase = 1 Then
				oSheet_2obj.getCellByPosition( nameColumn_obj, row_2obj ).String = "#Key#"
				oSheet_2obj.getCellByPosition( typeColumn_obj, row_2obj ).String = "string"
				oSheet_2obj.getCellByPosition( keyColumn_obj, row_2obj ).String = "Other"
		    	row_2obj = row_2obj + 1
				phase = phase + 1
		ElseIf phase = 3 Then
				oSheet_2obj.getCellByPosition( nameColumn_obj, row_2obj ).String = "#FullPath#"
				oSheet_2obj.getCellByPosition( typeColumn_obj, row_2obj ).String = "string"
				oSheet_2obj.getCellByPosition( keyColumn_obj, row_2obj ).String = "Other"
		    	row_2obj = row_2obj + 1
				phase = phase + 1
		End If
    Loop
	oSheet_2obj.getCellByPosition( 0, row_2obj ).String = "[EOF]" ' ファイル末尾に [EOF] を追加

	Dim column2 As Integer
	Dim nameValue As String
	Dim typeValue As String
	Dim keyValue As String

	' 中間データ・シートのヘッダー行作成
	oDoc2.getCurrentController().setActiveSheet( oSheet2 ) ' データ・シートをアクティブにする
	row_2obj = 1 ' [0]行目はヘッダーなので[1]行目から
	column2 = 0
    Do While "[EOF]"&lt;&gt;oSheet_2obj.getCellByPosition( nameColumn_obj, row_2obj ).String ' 列定義シートを垂直方向に走査する

		' 中間シートは縦に、データシートは横に、フィールドが並んでいるだけ。
		' 中間シートはヘッダーがある分、row_2obj は +1 する。

		' 中間シートの #Name列、#Type列 を確認。
		nameValue = oSheet_2obj.getCellByPosition( nameColumn_obj, row_2obj ).String
		typeValue = oSheet_2obj.getCellByPosition( typeColumn_obj, row_2obj ).String
		keyValue = oSheet_2obj.getCellByPosition( keyColumn_obj, row_2obj ).String
		
		If "#Skipped#" = keyValue Then
			' 出力しないフィールド
		ElseIf "TemporaryNumbering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Identifi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#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#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_2obj = row_2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_2obj = 1	' [0]行目はヘッダーなので[1]行目から
		keyCombineValue = ""
		fullpathCombineValue = ""
	    Do While "[EOF]"&lt;&gt; oSheet_2obj.getCellByPosition( nameColumn_obj, row_2obj ).String ' 列定義シートを垂直方向に走査する
	
			' 中間シートの #Name列、#Type列 を確認。
			nameValue = oSheet_2obj.getCellByPosition( nameColumn_obj, row_2obj ).String
			typeValue = oSheet_2obj.getCellByPosition( typeColumn_obj, row_2obj ).String
			keyValue = oSheet_2obj.getCellByPosition( keyColumn_obj, row_2obj ).String
			
			If "#Skipped#" = keyValue Then
				' 出力しないフィールド
			    column1 = column1 + 1
			ElseIf "TemporaryNumbering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Identifi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#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#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_2obj = row_2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
	Dim oSheet0 as Object ' 設定シート
	Dim oSheet_1obj as Object ' 入力シート 中間ファイル
	Dim oSheet_2upObj as Object ' 出力中間シート
	Dim oSheet_2upd as Object ' 出力シート
	Dim sheetName As String ' シートの名前
	Dim sheetName_1obj As String ' シートの名前
	Dim sheetName_2upObj As String ' シートの名前
	Dim sheetName_2upd As String ' シートの名前
	Dim oDoc1 As Object
	Dim oDoc2 As Object ' 新しいブック
	Dim Dummy() ' 使わない引数に
	Dim folder As String ' 信頼のおけるディレクトリ
	Dim dataFilePath As String ' アニメーション・コントローラー・データ
	Dim outputFilePath As String
	Dim outputFilePath2 As String
	Dim sheetNames (4*8) As String
	
	' アクティブ・シートを取得
	oSheet0 = ThisComponent.GetCurrentController.ActiveSheet
	
	' ( column, row ) is 0 start.
	folder = oSheet0.getCellByPosition( 5, 11 ).String ' folder. end is "\"
	dataFilePath = folder &amp; oSheet0.getCellByPosition( 5, 12 ).String ' .ods file
	outputFilePath = folder &amp; oSheet0.getCellByPosition( 5, 13 ).String ' .ods file
	outputFilePath2 = folder &amp; oSheet0.getCellByPosition( 5, 14 ).String ' UpdateRequest.csv file
	
	oDoc1 = StarDesktop.loadComponentFromURL( ConvertToUrl(dataFilePath) , "_blank", 0, Array())
	
	
	sheetNames(0) = oSheet0.getCellByPosition( 5, 16 ).String ' parameters
	sheetNames(1) = oSheet0.getCellByPosition( 5, 16 ).String &amp; "_obj" ' 既存のシート
	sheetNames(2) = oSheet0.getCellByPosition( 5, 16 ).String &amp; "_upObj" ' これから作る中間シート
	sheetNames(3) = oSheet0.getCellByPosition( 5, 16 ).String &amp; "_upd" ' これから作るシート
	sheetNames(4) = oSheet0.getCellByPosition( 5, 18 ).String ' layers
	sheetNames(5) = oSheet0.getCellByPosition( 5, 18 ).String &amp; "_obj"
	sheetNames(6) = oSheet0.getCellByPosition( 5, 18 ).String &amp; "_upObj"
	sheetNames(7) = oSheet0.getCellByPosition( 5, 18 ).String &amp; "_upd"
	sheetNames(8) = oSheet0.getCellByPosition( 5, 20 ).String ' stateMachines
	sheetNames(9) = oSheet0.getCellByPosition( 5, 20 ).String &amp; "_obj"
	sheetNames(10) = oSheet0.getCellByPosition( 5, 20 ).String &amp; "_upObj"
	sheetNames(11) = oSheet0.getCellByPosition( 5, 20 ).String &amp; "_upd"
	sheetNames(12) = oSheet0.getCellByPosition( 5, 22 ).String ' states
	sheetNames(13) = oSheet0.getCellByPosition( 5, 22 ).String &amp; "_obj"
	sheetNames(14) = oSheet0.getCellByPosition( 5, 22 ).String &amp; "_upObj"
	sheetNames(15) = oSheet0.getCellByPosition( 5, 22 ).String &amp; "_upd"
	sheetNames(16) = oSheet0.getCellByPosition( 5, 24 ).String ' transitions
	sheetNames(17) = oSheet0.getCellByPosition( 5, 24 ).String &amp; "_obj"
	sheetNames(18) = oSheet0.getCellByPosition( 5, 24 ).String &amp; "_upObj"
	sheetNames(19) = oSheet0.getCellByPosition( 5, 24 ).String &amp; "_upd"
	sheetNames(20) = oSheet0.getCellByPosition( 5, 26 ).String ' conditions
	sheetNames(21) = oSheet0.getCellByPosition( 5, 26 ).String &amp; "_obj"
	sheetNames(22) = oSheet0.getCellByPosition( 5, 26 ).String &amp; "_upObj"
	sheetNames(23) = oSheet0.getCellByPosition( 5, 26 ).String &amp; "_upd"
	sheetNames(24) = oSheet0.getCellByPosition( 5, 28 ).String ' positions
	sheetNames(25) = oSheet0.getCellByPosition( 5, 28 ).String &amp; "_obj"
	sheetNames(26) = oSheet0.getCellByPosition( 5, 28 ).String &amp; "_upObj"
	sheetNames(27) = oSheet0.getCellByPosition( 5, 28 ).String &amp; "_upd"
	sheetNames(28) = oSheet0.getCellByPosition( 5, 30 ).String ' updateRequest
	sheetNames(29) = oSheet0.getCellByPosition( 5, 30 ).String &amp; "_obj"
	sheetNames(30) = oSheet0.getCellByPosition( 5, 30 ).String &amp; "_upObj"
	sheetNames(31) = oSheet0.getCellByPosition( 5, 30 ).String &amp; "_upd"
	
	oDoc2 = StarDesktop.loadComponentFromURL("private:factory/scalc", "_blank", 0, Dummy()) ' ブックを新規作成
	
	'--------------------------------------------------------------------------------
	' 最初からあるシートを名前変更
	
	oSheet_2upObj = oDoc2.Sheets(0)
	oSheet_2upObj.Name = sheetNames(2)
	
	' 更新要求シートを追加
	sheetName_2upd = sheetNames(3)
	if oDoc2.getSheets().hasByName(sheetName_2upd) = false then
		oDoc2.getSheets().insertNewByName(sheetName_2upd,3)
	end if
	
	'作成したシートへの書込
	ReadOds(oDoc1, oDoc2, sheetNames(0), sheetNames(1), sheetNames(2), sheetNames(3) ) ' ODS読込み
	
	'--------------------------------------------------------------------------------
	' ３つ目以降のシートを作成
	
	Dim index As Integer
	
	For index = 4 To 24 Step 4
	
		sheetName = sheetNames(index)
		sheetName_1obj = sheetNames(index+1)
		sheetName_2upObj = sheetNames(index+2)
		sheetName_2upd = sheetNames(index+3)
		
		' 更新要求中間シートを追加
		if oDoc2.getSheets().hasByName(sheetName_2upObj) = false then
			oDoc2.getSheets().insertNewByName(sheetName_2upObj,index)
		end if
		
		' 更新要求シートを追加
		if oDoc2.getSheets().hasByName(sheetName_2upd) = false then
			oDoc2.getSheets().insertNewByName(sheetName_2upd,index)
		end if
		
		'作成したシートへの書込
		ReadOds(oDoc1, oDoc2, sheetName, sheetName_1obj, sheetName_2upObj, sheetName_2upd ) ' CSV読込
	Next
	
	'--------------------------------------------------------------------------------
	'C:test.odsとして保存
	oDoc2.storeAsURL(ConvertToUrl( outputFilePath), Dummy())
	
	'ファイルを閉じる
	oDoc1.dispose

	' CSVファイルを書き出す
	WriteCsv( oDoc2, outputFilePath2 )

	'ファイルを閉じる
	oDoc2.dispose
	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_1view As String, sheetName_1obj As String, sheetName_2upObj As String, sheetName_2upd As String )

	' ビューを、そのまま　更新要求シート　にコピーする。

	Dim oSheet_1view As Object
	Dim oStatemachinesSheet_1view As Object
	Dim oStatesSheet_1view As Object
	'Dim oTransitionsSheet_1view As Object
	'Dim oConditionsSheet_1view As Object
	oSheet_1view      					= oDoc1.getSheets().getByName( sheetName_1view )
	oStatemachinesSheet_1view	= oDoc1.getSheets().getByName( "stateMachines" )
	oStatesSheet_1view				= oDoc1.getSheets().getByName( "states" )
	'oTransitionsSheet_1view			= oDoc1.getSheets().getByName( "transitions" )
	'oConditionsSheet_1view			= oDoc1.getSheets().getByName( "conditions" )

	Dim oSheet_1obj As Object
	oSheet_1obj      = oDoc1.getSheets().getByName( sheetName_1obj )

	Dim oSheet_2upObj As Object
	oSheet_2upObj = oDoc2.getSheets().getByName( sheetName_2upObj )

	Dim oSheet_2upd As Object
	oSheet_2upd = oDoc2.getSheets().getByName( sheetName_2upd )

	Dim column_1obj As Integer
	Dim row_1obj As Integer
	Dim rowLen_1obj As Integer


	' ビュー・シートの 1列目の [EOF] を探す
	row_1obj = 1 ' [0]行目はヘッダーなので [1]行目から
    Do While "[EOF]"&lt;&gt;oSheet_1obj.getCellByPosition( 0, row_1obj ).String
	    	row_1obj = row_1obj + 1
    Loop
    rowLen_1obj = row_1obj - 1 ' EOFはカウントしないので 1 引く


	Dim column_2upObj As Integer
	Dim row_2upObj As Integer
	Dim oCell_2upObj As Object
	Const categoryColumn_2upObj = 0
	Const foreignkeycategoryColumn_2upObj = 1 ' 外部キーのカテゴリ―
	Const keyColumn_2upObj = 2
	Const fullpathColumn_2upObj = 3
	Const fullpathtransitionColumn_2upObj = 4
	Const fullpathconditionColumn_2upObj = 5
	Const fullpathpropertynameColumn_2upObj = 6
	Const nameColumn_2upObj = 7
	Const oldColumn_2upObj = 8
	Const newColumn_2upObj = 9
	Const deleteColumn_2upObj = 10
	Dim row_1view As Integer
	Dim column_1view As Integer

	Dim oCell_1view As Object
	Dim phase As Integer

	' 更新要求中間シート（ ～_upObj ）のヘッダー作成
	oCell_2upObj = oSheet_2upObj.getCellByPosition( categoryColumn_2upObj, 0 )
	oCell_2upObj.String = "#Category#"
	oCell_2upObj.CellBackColor = RGB(64, 64, 64) ' 背景 濃いグレー
	oCell_2upObj.CharColor = RGB(255, 255, 255) ' 文字色 白
	oCell_2upObj = oSheet_2upObj.getCellByPosition( foreignkeycategoryColumn_2upObj, 0 )
	oCell_2upObj.String = "#Foreignkeycategory#"
	oCell_2upObj.CellBackColor = RGB(64, 64, 64) ' 背景 濃いグレー
	oCell_2upObj.CharColor = RGB(255, 255, 255) ' 文字色 白
	oCell_2upObj = oSheet_2upObj.getCellByPosition( keyColumn_2upObj, 0 )
	oCell_2upObj.String = "#Key#"
	oCell_2upObj.CellBackColor = RGB(64, 64, 64) ' 背景 濃いグレー
	oCell_2upObj.CharColor = RGB(255, 255, 255) ' 文字色 白
	oCell_2upObj = oSheet_2upObj.getCellByPosition( fullpathColumn_2upObj, 0 )
	oCell_2upObj.String = "#Fullpath#"
	oCell_2upObj.CellBackColor = RGB(64, 64, 64) ' 背景 濃いグレー
	oCell_2upObj.CharColor = RGB(255, 255, 255) ' 文字色 白
	oCell_2upObj = oSheet_2upObj.getCellByPosition( fullpathtransitionColumn_2upObj, 0 )
	oCell_2upObj.String = "#FullpathTransition#"
	oCell_2upObj.CellBackColor = RGB(64, 64, 64) ' 背景 濃いグレー
	oCell_2upObj.CharColor = RGB(255, 255, 255) ' 文字色 白
	oCell_2upObj = oSheet_2upObj.getCellByPosition( fullpathconditionColumn_2upObj, 0 )
	oCell_2upObj.String = "#FullpathCondition#"
	oCell_2upObj.CellBackColor = RGB(64, 64, 64) ' 背景 濃いグレー
	oCell_2upObj.CharColor = RGB(255, 255, 255) ' 文字色 白
	oCell_2upObj = oSheet_2upObj.getCellByPosition( fullpathpropertynameColumn_2upObj, 0 )
	oCell_2upObj.String = "#FullpathPropertyname#"
	oCell_2upObj.CellBackColor = RGB(64, 64, 64) ' 背景 濃いグレー
	oCell_2upObj.CharColor = RGB(255, 255, 255) ' 文字色 白
	oCell_2upObj = oSheet_2upObj.getCellByPosition( nameColumn_2upObj, 0 )
	oCell_2upObj.String = "#Name#"
	oCell_2upObj.CellBackColor = RGB(64, 64, 64) ' 背景 濃いグレー
	oCell_2upObj.CharColor = RGB(255, 255, 255) ' 文字色 白
	oCell_2upObj = oSheet_2upObj.getCellByPosition( oldColumn_2upObj, 0 )
	oCell_2upObj.String = "#Old#"
	oCell_2upObj.CellBackColor = RGB(64, 64, 64) ' 背景 濃いグレー
	oCell_2upObj.CharColor = RGB(255, 255, 255) ' 文字色 白
	oCell_2upObj = oSheet_2upObj.getCellByPosition( newColumn_2upObj, 0 )
	oCell_2upObj.String = "#New#"
	oCell_2upObj.CellBackColor = RGB(64, 64, 64) ' 背景 濃いグレー
	oCell_2upObj.CharColor = RGB(255, 255, 255) ' 文字色 白
	oCell_2upObj = oSheet_2upObj.getCellByPosition( deleteColumn_2upObj, 0 )
	oCell_2upObj.String = "#Delete#"
	oCell_2upObj.CellBackColor = RGB(64, 64, 64) ' 背景 濃いグレー
	oCell_2upObj.CharColor = RGB(255, 255, 255) ' 文字色 白
	oCell_2upObj = oSheet_2upObj.getCellByPosition( deleteColumn_2upObj + 1, 0 ) ' フィールドの末端の次
	oCell_2upObj.String = "[EOL]"

	' ビュー・シート( ～_view )と、中間シート（ ～_obj ）を読取り、
	' 更新要求中間シート（ ～_upObj ）の書き出し
	oDoc2.getCurrentController().setActiveSheet( oSheet_2upObj ) ' 更新要求中間シートをアクティブにする
	row_1view = 2 ' [0][1]行目はヘッダーなので、[2]行目から
	row_2upObj = 1 ' [0]行目はヘッダーなので、[1]行目から
	Do While "[EOF]" &lt;&gt; oSheet_1view.getCellByPosition( 0, row_1view ).String ' ビュー・シートを垂直方向に走査する

		Dim keyCombine_1obj As String
		Dim fullpathCombine_1obj As String
		keyCombine_1obj = ""
		fullpathCombine_1obj = ""
		phase = 0
		column_1view = 0
	    For row_1obj = 1 To rowLen_1obj ' 中間シートを垂直方向に走査する。 [0]行目はヘッダーなので[1]行目からスタート
	
			Dim single_1view As String ' 単一セルの項目のセル値
			Dim old_1view As String
			Dim new_1view As String
			Dim delete_1view As String
			Dim name_1obj As String
			Dim type_1obj As String
			Dim key_1obj As String
			Const nameColumn_1obj = 0
			Const typeColumn_1obj = 1
			Const keyColumn_1obj = 2
			name_1obj	= oSheet_1obj.getCellByPosition( nameColumn_1obj, row_1obj ).String
			type_1obj	= oSheet_1obj.getCellByPosition( typeColumn_1obj, row_1obj ).String
			key_1obj		= oSheet_1obj.getCellByPosition( keyColumn_1obj, row_1obj ).String
			Dim foreignKeyTokens(0) As String
			Dim foreignKey_statemachine As String
			Dim foreignKey_state As String
			Dim row_foreignSheet As Integer

			If phase = 0 Then
				' TemporaryNumbering フィールド
				If "TemporaryNumbering" = key_1obj	 Then
					'single_1view = column_1view &amp; " " &amp; row_1view
					single_1view = oSheet_1view.getCellByPosition( column_1view, row_1view ).String ' column_1view &amp; " " &amp; row_1view
					column_1view = column_1view + 1 ' 1列のみ
					
					oSheet_2upObj.getCellByPosition( categoryColumn_2upObj, row_2upObj ).String = sheetName_1view ' "短ＩＤカテ"
					oSheet_2upObj.getCellByPosition( keyColumn_2upObj, row_2upObj ).String = "#TemporaryNumbering#" ' "短ＩＤキー"
					oSheet_2upObj.getCellByPosition( fullpathColumn_2upObj, row_2upObj ).String = "#--#" ' "短ＩＤキー"
					oSheet_2upObj.getCellByPosition( nameColumn_2upObj, row_2upObj ).String = name_1obj ' "#--" ' "短ＩＤネーム"
					oSheet_2upObj.getCellByPosition( oldColumn_2upObj, row_2upObj ).String = single_1view
					' oSheet_2upObj.getCellByPosition( newColumn_2upObj, row_2upObj ).String = "#--" ' "短ＩＤ新"
					' oSheet_2upObj.getCellByPosition( deleteColumn_2upObj, row_2upObj ).String = "#--" ' "短ＩＤ削"
			    	row_2upObj = row_2upObj + 1
				Else
					phase = phase + 1
				End If
			ElseIf phase = 2 Then
				' Identifiable フィールド
				If "Identifiable" = key_1obj	Then
					'single_1view = column_1view &amp; " " &amp; row_1view
					single_1view = oSheet_1view.getCellByPosition( column_1view, row_1view ).String ' column_1view &amp; " " &amp; row_1view
					fullpathCombine_1obj = fullpathCombine_1obj &amp; single_1view
					column_1view = column_1view + 1 ' 1列のみ
					
					oSheet_2upObj.getCellByPosition( categoryColumn_2upObj, row_2upObj ).String = sheetName_1view ' "短名カテ"
					oSheet_2upObj.getCellByPosition( keyColumn_2upObj, row_2upObj ).String = "#Identifiable#" ' "短名キー"
					oSheet_2upObj.getCellByPosition( fullpathColumn_2upObj, row_2upObj ).String = "#--#" ' "短名キー"
					oSheet_2upObj.getCellByPosition( nameColumn_2upObj, row_2upObj ).String = name_1obj ' "#--" ' "短名ネーム"
					oSheet_2upObj.getCellByPosition( oldColumn_2upObj, row_2upObj ).String = single_1view
					' oSheet_2upObj.getCellByPosition( newColumn_2upObj, row_2upObj ).String = "#--" ' "短名新"
					' oSheet_2upObj.getCellByPosition( deleteColumn_2upObj, row_2upObj ).String = "#--" ' "短名削"
			    	row_2upObj = row_2upObj + 1
				Else
					phase = phase + 1
				End If	
			ElseIf phase = 4 Then
				' それ以外のフィールド
				If "#Skipped#" = key_1obj Then
					' 出力していないフィールド
					' 無視する
				Else
					' 出力されているフィールド
					If "string" = type_1obj Then
						' 文字列型
						'old_1view = column_1view &amp; " " &amp; row_1view
						old_1view = oSheet_1view.getCellByPosition( column_1view, row_1view ).String ' column_1view &amp; " " &amp; row_1view
						column_1view = column_1view + 1
						'new_1view = column_1view &amp; " " &amp; row_1view
						new_1view = oSheet_1view.getCellByPosition( column_1view, row_1view ).String
						column_1view = column_1view + 1
						'delete_1view = column_1view &amp; " " &amp; row_1view
						delete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oSheet_2upObj.getCellByPosition( deleteColumn_2upObj, row_2upObj ).String = delete_1view
					Else
						' 文字列型以外
						'old_1view = column_1view &amp; " " &amp; row_1view
						old_1view = oSheet_1view.getCellByPosition( column_1view, row_1view ).String
						column_1view = column_1view + 1
						'new_1view = column_1view &amp; " " &amp; row_1view
						new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' oSheet_2upObj.getCellByPosition( deleteColumn_2upObj, row_2upObj ).String = "#--" ' "項目削"
					End If
					
					If "states" = sheetName_1view And "#"&lt;&gt;Mid( keyCombine_1obj, 1, 1 ) Then ' states シートで、"#TemporaryNumbering#" といった行データでなければ
						foreignKeyTokens = Split( keyCombine_1obj, "." ) ' 要素数 3 のはず。
						' foreignKey_statemachine = foreignKeyTokens(0) &amp; "." &amp; foreignKeyTokens(1)
						foreignKey_state = foreignKeyTokens(0) &amp; "." &amp;  foreignKeyTokens(1) &amp; "." &amp;  foreignKeyTokens(2)

						' oSheet_2upObj.getCellByPosition( foreignkeycategoryColumn_2upObj, row_2upObj ).String = "stateMachines"
						oSheet_2upObj.getCellByPosition( foreignkeycategoryColumn_2upObj, row_2upObj ).String = "states"
						' oSheet_2upObj.getCellByPosition( fullpathColumn_2upObj, row_2upObj ).String = VLookup( foreignKey_statemachine, oStatemachinesSheet_1view, 2, 5 )
						oSheet_2upObj.getCellByPosition( fullpathColumn_2upObj, row_2upObj ).String = VLookup( foreignKey_state, oStatesSheet_1view, 3, 6 )
					
					ElseIf "transitions" = sheetName_1view And "#"&lt;&gt;Mid( keyCombine_1obj, 1, 1 ) Then ' transitions シートで、"#TemporaryNumbering#" といった行データでなければ
						foreignKeyTokens = Split( keyCombine_1obj, "." ) ' 要素数 4 のはず。
						foreignKey_state = foreignKeyTokens(0) &amp; "." &amp;  foreignKeyTokens(1) &amp; "." &amp;  foreignKeyTokens(2)

						oSheet_2upObj.getCellByPosition( foreignkeycategoryColumn_2upObj, row_2upObj ).String = "states"
						oSheet_2upObj.getCellByPosition( fullpathColumn_2upObj, row_2upObj ).String = VLookup( foreignKey_state, oStatesSheet_1view, 3, 6 )
						oSheet_2upObj.getCellByPosition( fullpathtransitionColumn_2upObj, row_2upObj ).String = foreignKeyTokens( 3 )
					
					ElseIf "conditions" = sheetName_1view And "#"&lt;&gt;Mid( keyCombine_1obj, 1, 1 ) Then ' conditions シートで、"#TemporaryNumbering#" といった行データでなければ
						foreignKeyTokens = Split( keyCombine_1obj, "." ) ' 要素数 5 のはず。
						foreignKey_state = foreignKeyTokens(0) &amp; "." &amp;  foreignKeyTokens(1) &amp; "." &amp;  foreignKeyTokens(2)
						' foreignKey = foreignKeyTokens(0) &amp; "." &amp; foreignKeyTokens(1) &amp; "." &amp;  foreignKeyTokens(2) &amp; "." &amp;  foreignKeyTokens(3)

						oSheet_2upObj.getCellByPosition( foreignkeycategoryColumn_2upObj, row_2upObj ).String = "transitions"
						oSheet_2upObj.getCellByPosition( fullpathColumn_2upObj, row_2upObj ).String = VLookup( foreignKey_state, oStatesSheet_1view, 3, 6 )
						oSheet_2upObj.getCellByPosition( fullpathtransitionColumn_2upObj, row_2upObj ).String = foreignKeyTokens( 3 )
						oSheet_2upObj.getCellByPosition( fullpathconditionColumn_2upObj, row_2upObj ).String = foreignKeyTokens( 4 )
					
					ElseIf "positions" = sheetName_1view And "#"&lt;&gt;Mid( keyCombine_1obj, 1, 1 ) Then ' positions シートで、"#TemporaryNumbering#" といった行データでなければ
						foreignKeyTokens = Split( keyCombine_1obj, "." ) ' 要素数 6 のはず。
						foreignKey_statemachine = foreignKeyTokens(0) &amp; "." &amp; foreignKeyTokens(1)
						foreignKey_state				= foreignKeyTokens(0) &amp; "." &amp; foreignKeyTokens(1) &amp; "." &amp;  foreignKeyTokens(2)
						' foreignKey = foreignKeyTokens(0) &amp; "." &amp; foreignKeyTokens(1) &amp; "." &amp;  foreignKeyTokens(2) &amp; "." &amp;  foreignKeyTokens(3) &amp; "." &amp;  foreignKeyTokens(4)
						
						If "-1" = foreignKeyTokens(2) Then
							oSheet_2upObj.getCellByPosition( foreignkeycategoryColumn_2upObj, row_2upObj ).String = "stateMachines"
							oSheet_2upObj.getCellByPosition( fullpathColumn_2upObj, row_2upObj ).String = VLookup( foreignKey_statemachine, oStatemachinesSheet_1view, 2, 4 )
						ElseIf "-1" = foreignKeyTokens(3) Then
							oSheet_2upObj.getCellByPosition( foreignkeycategoryColumn_2upObj, row_2upObj ).String = "states"
							oSheet_2upObj.getCellByPosition( fullpathColumn_2upObj, row_2upObj ).String = VLookup( foreignKey_state, oStatesSheet_1view, 3, 6 )
						ElseIf "-1" = foreignKeyTokens(4) Then
							oSheet_2upObj.getCellByPosition( foreignkeycategoryColumn_2upObj, row_2upObj ).String = "transitions"
							oSheet_2upObj.getCellByPosition( fullpathColumn_2upObj, row_2upObj ).String = VLookup( foreignKey_state, oStatesSheet_1view, 3, 6 )
						Else
							oSheet_2upObj.getCellByPosition( foreignkeycategoryColumn_2upObj, row_2upObj ).String = "conditions"
							oSheet_2upObj.getCellByPosition( fullpathColumn_2upObj, row_2upObj ).String = VLookup( foreignKey_state, oStatesSheet_1view, 3, 6 )
						EndIf

						If "-1" &lt;&gt; foreignKeyTokens( 3 ) Then ' transition number
							oSheet_2upObj.getCellByPosition( fullpathtransitionColumn_2upObj, row_2upObj ).String = foreignKeyTokens( 3 )
						End If

						If "-1" &lt;&gt; foreignKeyTokens( 4 ) Then ' condition number
							oSheet_2upObj.getCellByPosition( fullpathconditionColumn_2upObj, row_2upObj ).String = foreignKeyTokens( 4 )
						End If

						oSheet_2upObj.getCellByPosition( fullpathpropertynameColumn_2upObj, row_2upObj ).String = foreignKeyTokens( 5 )
						
					End If
					
			    	row_2upObj = row_2upObj + 1
				End If	
			End If
			
			If phase = 1 Then
					' #Key フィールド
					'single_1view = column_1view &amp; " " &amp; row_1view
					single_1view = oSheet_1view.getCellByPosition( column_1view, row_1view ).String ' column_1view &amp; " " &amp; row_1view
					keyCombine_1obj = single_1view
					column_1view = column_1view + 1 ' 1列のみ

					oSheet_2upObj.getCellByPosition( categoryColumn_2upObj, row_2upObj ).String = sheetName_1view ' "長IDカテ"
					oSheet_2upObj.getCellByPosition( keyColumn_2upObj, row_2upObj ).String = "#Key#" ' "長IDキー"
					oSheet_2upObj.getCellByPosition( fullpathColumn_2upObj, row_2upObj ).String = "#--#" ' "長IDキー"
					oSheet_2upObj.getCellByPosition( nameColumn_2upObj, row_2upObj ).String = name_1obj ' "#--" ' "長IDネーム"
					oSheet_2upObj.getCellByPosition( oldColumn_2upObj, row_2upObj ).String = single_1view
					' oSheet_2upObj.getCellByPosition( newColumn_2upObj, row_2upObj ).String = "#--" ' "長ID新"
					' oSheet_2upObj.getCellByPosition( deleteColumn_2upObj, row_2upObj ).String = "#--" ' "長ID削"
			    	row_2upObj = row_2upObj + 1
					phase = phase + 1
			ElseIf phase = 3 Then
					' #FullPath フィールド
					'single_1view = column_1view &amp; " " &amp; row_1view
					single_1view = oSheet_1view.getCellByPosition( column_1view, row_1view ).String ' column_1view &amp; " " &amp; row_1view
					fullpathCombine_1obj = single_1view
					column_1view = column_1view + 1 ' 1列のみ

					oSheet_2upObj.getCellByPosition( categoryColumn_2upObj, row_2upObj ).String = sheetName_1view ' "長名カテ"
					oSheet_2upObj.getCellByPosition( keyColumn_2upObj, row_2upObj ).String = "#FullPath#" ' "長名キー"
					oSheet_2upObj.getCellByPosition( fullpathColumn_2upObj, row_2upObj ).String = "#--#" ' "長名キー"
					oSheet_2upObj.getCellByPosition( nameColumn_2upObj, row_2upObj ).String = name_1obj ' "#--" ' "長名ネーム"
					oSheet_2upObj.getCellByPosition( oldColumn_2upObj, row_2upObj ).String = single_1view
					' oSheet_2upObj.getCellByPosition( newColumn_2upObj, row_2upObj ).String = "#--" ' "長名新"
					' oSheet_2upObj.getCellByPosition( deleteColumn_2upObj, row_2upObj ).String = "#--" ' "長名削"
			    	row_2upObj = row_2upObj + 1
					phase = phase + 1
			End If
	
	    Next
	    
	    row_1view = row_1view + 1
	Loop
	oSheet_2upObj.getCellByPosition( 0, row_2upObj ).String = "[EOF]" ' ファイル末尾に [EOF] を追加


	Dim oCell_2upd As Object
	Const categoryColumn_2upd = 0
	Const foreignkeycategoryColumn_2upd = 1 ' position が stateMachineのものなのか、 stateの物なのか区別するために使う
	Const fullpathColumn_2upd = 2
	Const fullpathtransitionColumn_2upd = 3
	Const fullpathconditionColumn_2upd = 4
	Const fullpathpropertynameColumn_2upd = 5
	Const nameColumn_2upd = 6
	Const oldColumn_2upd = 7
	Const newColumn_2upd = 8
	Const deleteColumn_2upd = 9

	' 更新要求シート（ ～_upd ）のヘッダー作成
	oDoc2.getCurrentController().setActiveSheet( oSheet_2upd ) ' 更新要求シートをアクティブにする
	oCell_2upd = oSheet_2upd.getCellByPosition( categoryColumn_2upd, 0 )
	oCell_2upd.String = "#Category#"
	oCell_2upd.CellBackColor = RGB(64, 64, 64) ' 背景 濃いグレー
	oCell_2upd.CharColor = RGB(255, 255, 255) ' 文字色 白
	oCell_2upd = oSheet_2upd.getCellByPosition( foreignkeycategoryColumn_2upd, 0 )
	oCell_2upd.String = "#Foreignkeycategory#"
	oCell_2upd.CellBackColor = RGB(64, 64, 64) ' 背景 濃いグレー
	oCell_2upd.CharColor = RGB(255, 255, 255) ' 文字色 白
	oCell_2upd = oSheet_2upd.getCellByPosition( fullpathColumn_2upd, 0 )
	oCell_2upd.String = "#Fullpath#"
	oCell_2upd.CellBackColor = RGB(64, 64, 64) ' 背景 濃いグレー
	oCell_2upd.CharColor = RGB(255, 255, 255) ' 文字色 白
	oCell_2upd = oSheet_2upd.getCellByPosition( fullpathtransitionColumn_2upd, 0 )
	oCell_2upd.String = "#FullpathTransition#"
	oCell_2upd.CellBackColor = RGB(64, 64, 64) ' 背景 濃いグレー
	oCell_2upd.CharColor = RGB(255, 255, 255) ' 文字色 白
	oCell_2upd = oSheet_2upd.getCellByPosition( fullpathconditionColumn_2upd, 0 )
	oCell_2upd.String = "#FullpathCondition#"
	oCell_2upd.CellBackColor = RGB(64, 64, 64) ' 背景 濃いグレー
	oCell_2upd.CharColor = RGB(255, 255, 255) ' 文字色 白
	oCell_2upd = oSheet_2upd.getCellByPosition( fullpathpropertynameColumn_2upd, 0 )
	oCell_2upd.String = "#FullpathPropertyname#"
	oCell_2upd.CellBackColor = RGB(64, 64, 64) ' 背景 濃いグレー
	oCell_2upd.CharColor = RGB(255, 255, 255) ' 文字色 白
	oCell_2upd = oSheet_2upd.getCellByPosition( nameColumn_2upd, 0 )
	oCell_2upd.String = "#Name#"
	oCell_2upd.CellBackColor = RGB(64, 64, 64) ' 背景 濃いグレー
	oCell_2upd.CharColor = RGB(255, 255, 255) ' 文字色 白
	oCell_2upd = oSheet_2upd.getCellByPosition( oldColumn_2upd, 0 )
	oCell_2upd.String = "#Old#"
	oCell_2upd.CellBackColor = RGB(64, 64, 64) ' 背景 濃いグレー
	oCell_2upd.CharColor = RGB(255, 255, 255) ' 文字色 白
	oCell_2upd = oSheet_2upd.getCellByPosition( newColumn_2upd, 0 )
	oCell_2upd.String = "#New#"
	oCell_2upd.CellBackColor = RGB(64, 64, 64) ' 背景 濃いグレー
	oCell_2upd.CharColor = RGB(255, 255, 255) ' 文字色 白
	oCell_2upd = oSheet_2upd.getCellByPosition( deleteColumn_2upd, 0 )
	oCell_2upd.String = "#Delete#"
	oCell_2upd.CellBackColor = RGB(64, 64, 64) ' 背景 濃いグレー
	oCell_2upd.CharColor = RGB(255, 255, 255) ' 文字色 白
	oCell_2upd = oSheet_2upd.getCellByPosition( deleteColumn_2upd + 1, 0 )
	oCell_2upd.String = "[EOL]"

	Dim row_2upd As Integer
	Dim column_2upd As Integer

	row_2upObj = 1 ' [0]行目はヘッダーなので[1]行目から。
	row_2upd = 1 ' [0]行目はヘッダーなので[1]行目から。
	Do While "[EOF]" &lt;&gt; oSheet_2upObj.getCellByPosition( 0, row_2upObj ).String ' 更新要求中間シートを垂直方向に走査する

		If "#--#" &lt;&gt; oSheet_2upObj.getCellByPosition( fullpathColumn_2upObj, row_2upObj ).String Then ' フルパスがあるレコード
			If "" &lt;&gt; oSheet_2upObj.getCellByPosition( newColumn_2upObj, row_2upObj ).String Or "" &lt;&gt; oSheet_2upObj.getCellByPosition( deleteColumn_2upObj, row_2upObj ).String Then ' NewかDeleteに値が入っているレコード
				oSheet_2upd.getCellByPosition( categoryColumn_2upd, row_2upd ).String = oSheet_2upObj.getCellByPosition( categoryColumn_2upObj, row_2upObj ).String
				oSheet_2upd.getCellByPosition( foreignkeycategoryColumn_2upd, row_2upd ).String = oSheet_2upObj.getCellByPosition( foreignkeycategoryColumn_2upObj, row_2upObj ).String
				oSheet_2upd.getCellByPosition( fullpathColumn_2upd, row_2upd ).String = oSheet_2upObj.getCellByPosition( fullpathColumn_2upObj, row_2upObj ).String
				oSheet_2upd.getCellByPosition( fullpathtransitionColumn_2upd, row_2upd ).String = oSheet_2upObj.getCellByPosition( fullpathtransitionColumn_2upObj, row_2upObj ).String
				oSheet_2upd.getCellByPosition( fullpathconditionColumn_2upd, row_2upd ).String = oSheet_2upObj.getCellByPosition( fullpathconditionColumn_2upObj, row_2upObj ).String
				oSheet_2upd.getCellByPosition( fullpathpropertynameColumn_2upd, row_2upd ).String = oSheet_2upObj.getCellByPosition( fullpathpropertynameColumn_2upObj, row_2upObj ).String
				oSheet_2upd.getCellByPosition( nameColumn_2upd, row_2upd ).String = oSheet_2upObj.getCellByPosition( nameColumn_2upObj, row_2upObj ).String
				oSheet_2upd.getCellByPosition( oldColumn_2upd, row_2upd ).String = oSheet_2upObj.getCellByPosition( oldColumn_2upObj, row_2upObj ).String
				oSheet_2upd.getCellByPosition( newColumn_2upd, row_2upd ).String = oSheet_2upObj.getCellByPosition( newColumn_2upObj, row_2upObj ).String
				oSheet_2upd.getCellByPosition( deleteColumn_2upd, row_2upd ).String = oSheet_2upObj.getCellByPosition( deleteColumn_2upObj, row_2upObj ).String
				row_2upd = row_2upd + 1
			End If
		End If

		row_2upObj = row_2upObj + 1
	Loop
	oSheet_2upd.getCellByPosition( categoryColumn_2upd, row_2upd ).String = "[EOF]"

End Sub
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#"
End Sub

' 複数の同じ列形のシートを、１つのCSVファイルにまとめ、書き出す。
' LibreOffice Calc Basic fun!!! 「テキストファイルへの書き込み」 http://calibreblo.blogspot.jp/2011/04/blog-post_06.html
Sub WriteCsv( oDoc2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2.getSheets().getByName( "parameters_upd" )
	oLayersSheet_2upd					= oDoc2.getSheets().getByName( "layers_upd" )
	oStatemachinesSheet_2upd		= oDoc2.getSheets().getByName( "stateMachines_upd" )
	oStatesSheet_2upd					= oDoc2.getSheets().getByName( "states_upd" )
	oTransitionsSheet_2upd			= oDoc2.getSheets().getByName( "transitions_upd" )
	oConditionsSheet_2upd			= oDoc2.getSheets().getByName( "conditions_upd" )
	oPositionsSheet_2upd				= oDoc2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#,#Foreignkeycategory#,#Fullpath#,#FullpathTransition#,#FullpathCondition#,#FullpathPropertyname#,#Name#,#Old#,#New#,#Delete#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EscapeCsv( oSheet_2upd.getCellByPosition( column_2upd, row_2upd ).String ) &amp; ","
		Next
		contents = contents &amp; Chr$(13) ' 改行
		row_2upd = row_2upd + 1
	Loop

	WriteCsv2 = contents
End Sub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Then ' カンマが含まれていたので、エスケープが必要になった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